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SUA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Uvo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draw:frame presentation:style-name="pr5" draw:layer="layout" svg:width="25.199cm" svg:height="2.629cm" svg:x="1.4cm" svg:y="0.628cm" presentation:class="title">
          <draw:text-box>
            <text:p>Ideja</text:p>
          </draw:text-box>
        </draw:frame>
        <draw:frame presentation:style-name="pr6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Komponene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hard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Komponenete</text:p>
          </draw:text-box>
        </draw:frame>
        <draw:frame presentation:style-name="pr4" draw:layer="layout" svg:width="25.199cm" svg:height="9.134cm" svg:x="1.4cm" svg:y="3.366cm" presentation:class="outline" presentation:user-transformed="true">
          <draw:text-box>
            <text:list text:style-name="L3">
              <text:list-item>
                <text:p>softver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alizacija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Realizacij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Krajnji čvor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REST API poslužitelj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blemi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lan za dalj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Zaključak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3:33:27.577885418</meta:creation-date>
    <dc:date>2025-01-25T23:45:33.307999426</dc:date>
    <meta:editing-duration>PT12M5S</meta:editing-duration>
    <meta:editing-cycles>4</meta:editing-cycles>
    <meta:generator>LibreOffice/7.4.7.2$Linux_AARCH64 LibreOffice_project/40$Build-2</meta:generator>
    <meta:document-statistic meta:object-count="64"/>
  </office:meta>
</office:document-meta>
</file>